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3572" officeooo:paragraph-rsid="00083572"/>
    </style:style>
    <style:style style:name="P2" style:family="paragraph" style:parent-style-name="Standard">
      <style:text-properties style:font-name="Arial" officeooo:rsid="00093d10" officeooo:paragraph-rsid="00093d10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083572" officeooo:paragraph-rsid="00083572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83572" officeooo:paragraph-rsid="00083572" style:font-weight-asian="bold" style:font-weight-complex="bold"/>
    </style:style>
    <style:style style:name="P5" style:family="paragraph" style:parent-style-name="Standard">
      <style:text-properties style:font-name="Arial" fo:font-weight="bold" officeooo:rsid="00093d10" officeooo:paragraph-rsid="00093d10" style:font-weight-asian="bold" style:font-weight-complex="bold"/>
    </style:style>
    <style:style style:name="P6" style:family="paragraph" style:parent-style-name="Standard">
      <style:text-properties style:font-name="Arial" fo:font-weight="bold" officeooo:rsid="0009cf1c" officeooo:paragraph-rsid="0009cf1c" style:font-weight-asian="bold" style:font-weight-complex="bold"/>
    </style:style>
    <style:style style:name="P7" style:family="paragraph" style:parent-style-name="Standard">
      <style:text-properties style:font-name="Arial" officeooo:rsid="0009430c" officeooo:paragraph-rsid="0009430c"/>
    </style:style>
    <style:style style:name="P8" style:family="paragraph" style:parent-style-name="Standard">
      <style:text-properties style:font-name="Arial" officeooo:rsid="0009cf1c" officeooo:paragraph-rsid="0009cf1c"/>
    </style:style>
    <style:style style:name="P9" style:family="paragraph" style:parent-style-name="Standard">
      <style:text-properties style:font-name="Arial" fo:font-size="12pt" officeooo:rsid="0009cf1c" officeooo:paragraph-rsid="0009cf1c" style:font-size-asian="12pt" style:font-size-complex="12pt"/>
    </style:style>
    <style:style style:name="P10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11" style:family="paragraph" style:parent-style-name="Standard">
      <style:text-properties style:font-name="Arial" fo:font-size="12pt" officeooo:rsid="000d0244" officeooo:paragraph-rsid="000d0244" style:font-size-asian="12pt" style:font-size-complex="12pt"/>
    </style:style>
    <style:style style:name="P12" style:family="paragraph" style:parent-style-name="Standard">
      <style:text-properties style:font-name="Arial" fo:font-size="12pt" officeooo:rsid="000d6d3f" officeooo:paragraph-rsid="000d6d3f" style:font-size-asian="12pt" style:font-size-complex="12pt"/>
    </style:style>
    <style:style style:name="P13" style:family="paragraph" style:parent-style-name="Standard">
      <style:text-properties style:font-name="Arial" fo:font-size="12pt" officeooo:rsid="000d94f7" officeooo:paragraph-rsid="000d94f7" style:font-size-asian="12pt" style:font-size-complex="12pt"/>
    </style:style>
    <style:style style:name="P14" style:family="paragraph" style:parent-style-name="Standard">
      <style:text-properties style:font-name="Arial" fo:font-size="12pt" officeooo:rsid="000f52ec" officeooo:paragraph-rsid="000f52e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ae931" officeooo:paragraph-rsid="000ae931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20pt" fo:font-weight="bold" officeooo:rsid="000f52ec" officeooo:paragraph-rsid="000f52ec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DejaVu Sans Mono" fo:font-size="10.5pt" officeooo:rsid="0009cf1c" officeooo:paragraph-rsid="0009cf1c" style:font-size-asian="10.5pt" style:font-size-complex="10.5pt"/>
    </style:style>
    <style:style style:name="P18" style:family="paragraph" style:parent-style-name="Standard">
      <style:text-properties style:font-name="DejaVu Sans Mono" fo:font-size="10.5pt" officeooo:rsid="0009cf1c" officeooo:paragraph-rsid="0009cf1c" fo:background-color="#ffff00" style:font-size-asian="10.5pt" style:font-size-complex="10.5pt"/>
    </style:style>
    <style:style style:name="P19" style:family="paragraph" style:parent-style-name="Standard">
      <style:text-properties style:font-name="DejaVu Sans Mono" fo:font-size="10pt" officeooo:rsid="000ade17" officeooo:paragraph-rsid="000ade17" style:font-size-asian="10pt" style:font-size-complex="10pt"/>
    </style:style>
    <style:style style:name="P20" style:family="paragraph" style:parent-style-name="Standard">
      <style:text-properties style:font-name="DejaVu Sans Mono" fo:font-size="10pt" officeooo:rsid="000ade17" officeooo:paragraph-rsid="000ade17" fo:background-color="#ffff00" style:font-size-asian="10pt" style:font-size-complex="10pt"/>
    </style:style>
    <style:style style:name="P21" style:family="paragraph" style:parent-style-name="Standard">
      <style:paragraph-properties fo:break-before="page"/>
      <style:text-properties style:font-name="Arial" fo:font-size="12pt" officeooo:rsid="000ade17" officeooo:paragraph-rsid="000ae931" style:font-size-asian="12pt" style:font-size-complex="12pt"/>
    </style:style>
    <style:style style:name="P22" style:family="paragraph" style:parent-style-name="Standard">
      <style:paragraph-properties fo:margin-left="1cm" fo:margin-right="0cm" fo:text-indent="-0.499cm" style:auto-text-indent="false">
        <style:tab-stops/>
      </style:paragraph-properties>
      <style:text-properties style:font-name="Arial" fo:font-size="12pt" officeooo:rsid="000d0244" officeooo:paragraph-rsid="000d0244" style:font-size-asian="12pt" style:font-size-complex="12pt"/>
    </style:style>
    <style:style style:name="P23" style:family="paragraph" style:parent-style-name="Standard">
      <style:paragraph-properties fo:margin-left="1cm" fo:margin-right="0cm" fo:text-indent="-0.499cm" style:auto-text-indent="false">
        <style:tab-stops/>
      </style:paragraph-properties>
      <style:text-properties style:font-name="Arial" fo:font-size="12pt" officeooo:rsid="000d6d3f" officeooo:paragraph-rsid="000d6d3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0c2941" officeooo:paragraph-rsid="000c2941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1434a1" officeooo:paragraph-rsid="001434a1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0ade17" officeooo:paragraph-rsid="000ade1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bold" officeooo:rsid="000ae931" officeooo:paragraph-rsid="000ae931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fo:font-weight="normal" officeooo:rsid="000ade17" officeooo:paragraph-rsid="000ade1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officeooo:rsid="0009cf1c" officeooo:paragraph-rsid="0009cf1c"/>
    </style:style>
    <style:style style:name="P31" style:family="paragraph" style:parent-style-name="Standard">
      <style:text-properties style:font-name="Arial" fo:font-size="20pt" fo:font-weight="bold" officeooo:rsid="000d94f7" officeooo:paragraph-rsid="000d94f7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DejaVu Sans Mono" fo:font-size="10pt" officeooo:rsid="0012d504" officeooo:paragraph-rsid="0012d504" style:font-size-asian="10pt" style:font-size-complex="10pt"/>
    </style:style>
    <style:style style:name="P33" style:family="paragraph" style:parent-style-name="Standard">
      <style:text-properties style:font-name="DejaVu Sans Mono" fo:font-size="10pt" officeooo:rsid="001434a1" officeooo:paragraph-rsid="001434a1" style:font-size-asian="10pt" style:font-size-complex="10pt"/>
    </style:style>
    <style:style style:name="P34" style:family="paragraph" style:parent-style-name="Standard">
      <style:text-properties style:font-name="Arial" fo:font-size="12pt" officeooo:rsid="000ade17" officeooo:paragraph-rsid="000ade17" style:font-size-asian="12pt" style:font-size-complex="12pt"/>
    </style:style>
    <style:style style:name="P35" style:family="paragraph" style:parent-style-name="Standard">
      <style:text-properties style:font-name="Arial" fo:font-size="12pt" officeooo:rsid="0012d504" officeooo:paragraph-rsid="0012d504" style:font-size-asian="12pt" style:font-size-complex="12pt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size="22pt" fo:font-weight="bold" officeooo:rsid="000ae931" officeooo:paragraph-rsid="000ae931" style:font-size-asian="22pt" style:font-weight-asian="bold" style:font-size-complex="22pt" style:font-weight-complex="bold"/>
    </style:style>
    <style:style style:name="P37" style:family="paragraph" style:parent-style-name="Standard">
      <style:paragraph-properties fo:break-before="page"/>
      <style:text-properties style:font-name="Arial" fo:font-size="22pt" fo:font-weight="bold" officeooo:rsid="000d0244" officeooo:paragraph-rsid="000d0244" style:font-size-asian="22pt" style:font-weight-asian="bold" style:font-size-complex="22pt" style:font-weight-complex="bold"/>
    </style:style>
    <style:style style:name="P38" style:family="paragraph" style:parent-style-name="Standard">
      <style:paragraph-properties fo:break-before="page"/>
      <style:text-properties style:font-name="Arial" fo:font-size="22pt" fo:font-weight="bold" officeooo:rsid="000d94f7" officeooo:paragraph-rsid="000d94f7" style:font-size-asian="22pt" style:font-weight-asian="bold" style:font-size-complex="22pt" style:font-weight-complex="bold"/>
    </style:style>
    <style:style style:name="P39" style:family="paragraph" style:parent-style-name="Standard">
      <style:paragraph-properties fo:break-before="page"/>
      <style:text-properties style:font-name="Arial" fo:font-size="12pt" officeooo:rsid="000ade17" officeooo:paragraph-rsid="000ade17" style:font-size-asian="12pt" style:font-size-complex="12pt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text-align="end" style:writing-mode="lr-tb"/>
    </style:style>
    <style:style style:name="P42" style:family="paragraph">
      <loext:graphic-properties draw:fill="solid" draw:fill-color="#ffffff"/>
      <style:paragraph-properties fo:text-align="center" style:writing-mode="lr-tb"/>
    </style:style>
    <style:style style:name="P43" style:family="paragraph">
      <style:paragraph-properties fo:text-align="center"/>
    </style:style>
    <style:style style:name="T1" style:family="text">
      <style:text-properties officeooo:rsid="0009c521"/>
    </style:style>
    <style:style style:name="T2" style:family="text">
      <style:text-properties officeooo:rsid="000ade17"/>
    </style:style>
    <style:style style:name="T3" style:family="text">
      <style:text-properties officeooo:rsid="000ae931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12576b"/>
    </style:style>
    <style:style style:name="T6" style:family="text">
      <style:text-properties officeooo:rsid="0012d504"/>
    </style:style>
    <style:style style:name="T7" style:family="text">
      <style:text-properties officeooo:rsid="001434a1"/>
    </style:style>
    <style:style style:name="T8" style:family="text">
      <style:text-properties officeooo:rsid="0015b6f8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984cm" fo:min-width="3.704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2.011cm" fo:min-width="3.81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508cm" fo:min-width="3.043cm" style:run-through="foreground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1 Spring <text:s/>CPSC 240</text:p>
      <text:p text:style-name="P4">Assignment 4 <text:s/>King of Assembly</text:p>
      <text:p text:style-name="P1"/>
      <text:p text:style-name="P2"/>
      <text:p text:style-name="P2"/>
      <text:p text:style-name="P5">New technology found in this program.</text:p>
      <text:p text:style-name="P2"/>
      <text:p text:style-name="P2"><text:tab/>How to input a string with embedded white space</text:p>
      <text:p text:style-name="P2"><text:tab/>Practice in use of gdb commands</text:p>
      <text:p text:style-name="P2"><text:tab/>How to input a char</text:p>
      <text:p text:style-name="P2"><text:tab/>How to use an input data file.</text:p>
      <text:p text:style-name="P2"/>
      <text:p text:style-name="P2"/>
      <text:p text:style-name="P5">Structural design</text:p>
      <text:p text:style-name="P2"/>
      <text:p text:style-name="P7">This is going to be easy. <text:s text:c="2"/>You only <text:span text:style-name="T1">need two modules.</text:span></text:p>
      <text:p text:style-name="P7"/>
      <text:p text:style-name="P7"><draw:g text:anchor-type="paragraph" draw:z-index="0" draw:style-name="gr1"><draw:custom-shape draw:name="Shape1" draw:style-name="gr2" draw:text-style-name="P42" svg:width="3.705cm" svg:height="1.985cm" svg:x="4.865cm" svg:y="0.168cm"><text:p text:style-name="P40"><text:span text:style-name="T9"/></text:p><text:p text:style-name="P40"><text:span text:style-name="T9"/></text:p><text:p text:style-name="P40">Main</text:p><text:p text:style-name="P40"><text:span text:style-name="T9"/></text:p><text:p text:style-name="P41"><text:span text:style-name="T9">C++ or C</text:span></text:p><draw:enhanced-geometry svg:viewBox="0 0 21600 21600" draw:type="rectangle" draw:enhanced-path="M 0 0 L 21600 0 21600 21600 0 21600 0 0 Z N"/></draw:custom-shape><draw:custom-shape draw:name="Shape2" draw:style-name="gr3" draw:text-style-name="P42" svg:width="3.811cm" svg:height="2.012cm" svg:x="4.918cm" svg:y="3.158cm"><text:p text:style-name="P40">interview.asm</text:p><draw:enhanced-geometry svg:viewBox="0 0 21600 21600" draw:type="rectangle" draw:enhanced-path="M 0 0 L 21600 0 21600 21600 0 21600 0 0 Z N"/></draw:custom-shape><draw:custom-shape draw:name="Shape3" draw:style-name="gr4" draw:text-style-name="P42" svg:width="3.043cm" svg:height="1.509cm" svg:x="13.543cm" svg:y="0.512cm"><text:p text:style-name="P40"><text:span text:style-name="T9"/></text:p><text:p text:style-name="P40">r.sh</text:p><text:p text:style-name="P40"><text:span text:style-name="T10"/></text:p><text:p text:style-name="P41"><text:span text:style-name="T9">Bash </text:span></text:p><draw:enhanced-geometry svg:viewBox="0 0 21600 21600" draw:type="rectangle" draw:enhanced-path="M 0 0 L 21600 0 21600 21600 0 21600 0 0 Z N"/></draw:custom-shape><draw:line draw:name="Shape4" draw:style-name="gr5" draw:text-style-name="P43" svg:x1="6.849cm" svg:y1="2.152cm" svg:x2="6.875cm" svg:y2="3.157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8">However, this is a rare case. <text:s/>This is the only time the driver (main) gets involved with the solution. <text:s/><text:span text:style-name="T3">You may need two bash files, one named r.sh and the other named rg.sh.</text:span></text:p>
      <text:p text:style-name="P8"/>
      <text:p text:style-name="P8"/>
      <text:p text:style-name="P6">Three kinds of programmers</text:p>
      <text:p text:style-name="P8"/>
      <text:p text:style-name="P8">Your software has to accommodate all three kinds: <text:s/>social science majors, CS majors, and <text:span text:style-name="T8">assembly programmer types.</text:span></text:p>
      <text:p text:style-name="P8"/>
      <text:p text:style-name="P8"/>
      <text:p text:style-name="P8"/>
      <text:p text:style-name="P8"/>
      <text:p text:style-name="P28"/>
      <text:p text:style-name="P36">Part 1</text:p>
      <text:p text:style-name="P15"/>
      <text:p text:style-name="P24">Build a program that handles all three kinds of <text:span text:style-name="T7">job applicants</text:span> shown in the following dialogs.</text:p>
      <text:p text:style-name="P24"/>
      <text:p text:style-name="P24"/>
      <text:p text:style-name="P8">If the person applying for a job at your company is a CS major type then the dialog goes like this:</text:p>
      <text:p text:style-name="P8"/>
      <text:p text:style-name="P17">Welcome to Software Analysis by Paramount Programmers, Inc.</text:p>
      <text:p text:style-name="P17">Please enter your first and last names and press enter: Joey Brown</text:p>
      <text:p text:style-name="P17">Thank you Joey Brown. <text:s/>Our records show that you applied for employment her with our agency a week ago.</text:p>
      <text:p text:style-name="P17">Please enter your expected annual salary when employed at Paramount: 500500.50</text:p>
      <text:p text:style-name="P17">Your interview with Ms Linda Fenster, Personnel Manager, will begin shortly.</text:p>
      <text:p text:style-name="P18">Hello Joey Brown. <text:s/>I am Ms Fenster. <text:s/>The interview will begin now.</text:p>
      <text:p text:style-name="P18">Wow! <text:s/>$500500.50 <text:s/>That's a lot of cash. <text:s/>Who do you think you are, Chris Sawyer (y or n)?n</text:p>
      <text:p text:style-name="P18">Alright. <text:s/>Now we will work on your electricity.</text:p>
      <text:p text:style-name="P18">Please enter the resistance of circuit #1 in ohms: <text:span text:style-name="T2">2.0</text:span></text:p>
      <text:p text:style-name="P18">What is the resistance of circuit #2 in ohms: <text:span text:style-name="T2">3.0</text:span></text:p>
      <text:p text:style-name="P18">The total resistance is <text:span text:style-name="T2">1.2000000000000000</text:span> Ohms.</text:p>
      <text:p text:style-name="P18">Were you a computer science major (y or n)?y</text:p>
      <text:p text:style-name="P18">Thank you. <text:s/>Please follow the exit signs to the front desk.</text:p>
      <text:p text:style-name="P17">Hello Joey Brown I am the receptionist. <text:s/></text:p>
      <text:p text:style-name="P17">This envelope contains your job offer with starting salary <text:span text:style-name="T6">88</text:span>000.<text:span text:style-name="T6">88</text:span>. <text:s/>Please check back on Monday morning at 8am.</text:p>
      <text:p text:style-name="P17">Bye</text:p>
      <text:p text:style-name="P9"/>
      <text:p text:style-name="P9"/>
      <text:p text:style-name="P10">Color code: <text:s/>The part in yellow is produced by the interview module. <text:s/>The remainder comes from the driver.</text:p>
      <text:p text:style-name="P10"/>
      <text:p text:style-name="P10"/>
      <text:p text:style-name="P10"><text:span text:style-name="T6">The floating point number 88000.88 is returned to front desk whenever a CS major completes the interview </text:span><text:span text:style-name="T7">and answers correctly the technical question about Ohms.</text:span></text:p>
      <text:p text:style-name="P39">If the person applying for a job at your company is Chris Sawyer then the dialog goes like this.</text:p>
      <text:p text:style-name="P10"/>
      <text:p text:style-name="P19">Welcome to Software Analysis by Paramount Programmers, Inc.</text:p>
      <text:p text:style-name="P19">Please enter your first and last names and press enter: <text:span text:style-name="T5">Chris Sawyer</text:span></text:p>
      <text:p text:style-name="P19">Thank you <text:span text:style-name="T5">Chris Sawyer</text:span>. <text:s/>Our records show that you applied for employment her with our agency a week ago.</text:p>
      <text:p text:style-name="P19">Please enter your expected annual salary when employed at Paramount: 500500.50</text:p>
      <text:p text:style-name="P19">Your interview with Ms Linda Fenster, Personnel Manager, will begin shortly.</text:p>
      <text:p text:style-name="P19"/>
      <text:p text:style-name="P20">Hello <text:span text:style-name="T5">Chris Sawyer</text:span>. <text:s/>I am Ms Fenster. <text:s/>The interview will begin now.</text:p>
      <text:p text:style-name="P20">Wow! <text:s/>$500500.50 <text:s/>That's a lot of cash. <text:s/>Who do you think you are, Chris Sawyer (y or n)?y</text:p>
      <text:p text:style-name="P20">Thank you. <text:s/>Please follow the exit signs to the front desk.</text:p>
      <text:p text:style-name="P19"/>
      <text:p text:style-name="P19">Hello Mr Sawyer. <text:s/>I am the receptionist.</text:p>
      <text:p text:style-name="P19">This envelope has your job offer starting at 1 million annual. <text:s/>Please start any time you like. <text:s/><text:span text:style-name="T7">In the middle time our CTO wishes to have dinner with you.</text:span></text:p>
      <text:p text:style-name="P33">Have very nice evening Mr Sawyer.</text:p>
      <text:p text:style-name="P10"/>
      <text:p text:style-name="P10"/>
      <text:p text:style-name="P10"/>
      <text:p text:style-name="P35">If Chris applies for a job then <text:span text:style-name="T7">Ms Fenster sends the </text:span>code number 1 000 000.00 to the front desk.</text:p>
      <text:p text:style-name="P10"/>
      <text:p text:style-name="P10"/>
      <text:p text:style-name="P21">If the person applying for a job at your company is <text:span text:style-name="T3">a social major</text:span> then the dialog goes like this.</text:p>
      <text:p text:style-name="P10"/>
      <text:p text:style-name="P19">Welcome to Software Analysis by Paramount Programmers, Inc.</text:p>
      <text:p text:style-name="P19">Please enter your first and last names and press enter: Joey Brown</text:p>
      <text:p text:style-name="P19">Thank you Joey Brown. <text:s/>Our records show that you applied for employment her with our agency a week ago.</text:p>
      <text:p text:style-name="P19">Please enter your expected annual salary when employed at Paramount: 500500.50</text:p>
      <text:p text:style-name="P19">Your interview with Ms Linda Fenster, Personnel Manager, will begin shortly.</text:p>
      <text:p text:style-name="P20">Hello Joey Brown. <text:s/>I am Ms Fenster. <text:s/>The interview will begin now.</text:p>
      <text:p text:style-name="P20">Wow! <text:s/>$500500.50 <text:s/>That's a lot of cash. <text:s/>Who do you think you are, Chris Sawyer (y or n)?n</text:p>
      <text:p text:style-name="P20">Alright. <text:s/>Now we will work on your electricity. <text:s/></text:p>
      <text:p text:style-name="P20">Please enter the resistance of circuit #1 in ohms: 5.3</text:p>
      <text:p text:style-name="P20">What is the resistance of circuit #2 in ohms: 7.5</text:p>
      <text:p text:style-name="P20">The total resistance is 4.976 Ohms.</text:p>
      <text:p text:style-name="P20">Were you a computer science major (y or n)?n</text:p>
      <text:p text:style-name="P20">Thank you. <text:s/>Please follow the exit signs to the front desk.</text:p>
      <text:p text:style-name="P19">Hello Joey Brown I am the receptionist</text:p>
      <text:p text:style-name="P32">We have an opening for you in the company cafeteria for $1200.12 annually.</text:p>
      <text:p text:style-name="P32">Take your time to let use know your decision.</text:p>
      <text:p text:style-name="P19">Bye</text:p>
      <text:p text:style-name="P26"/>
      <text:p text:style-name="P26"/>
      <text:p text:style-name="P29"/>
      <text:p text:style-name="P25">If the philosophy major applies for the job then Ms Fenster sends 1200.12 to the front desk in a <text:span text:style-name="T8">private</text:span> envelope.</text:p>
      <text:p text:style-name="P37">Part 2</text:p>
      <text:p text:style-name="P10"/>
      <text:p text:style-name="P11">Create a bash file that will run the program in GDB mode. <text:s/>Find the gdb commands that will implement the following actions.</text:p>
      <text:p text:style-name="P11"/>
      <text:p text:style-name="P11">Before the program run set breaks at main, interview and at “Wow”.</text:p>
      <text:p text:style-name="P11"/>
      <text:p text:style-name="P11"/>
      <text:p text:style-name="P11">Show all the existing breaks</text:p>
      <text:p text:style-name="P11"/>
      <text:p text:style-name="P11"/>
      <text:p text:style-name="P11">Use the command to start execution</text:p>
      <text:p text:style-name="P11"/>
      <text:p text:style-name="P11"/>
      <text:p text:style-name="P11">After “Enter your expected”</text:p>
      <text:p text:style-name="P22"><text:tab/>Show rbp</text:p>
      <text:p text:style-name="P22"><text:tab/>Show rsp</text:p>
      <text:p text:style-name="P22"><text:tab/>Show the current AR (all the quadwords between rsp and rbp) in order of increasing addresses</text:p>
      <text:p text:style-name="P22"><text:tab/>Show the expected salary in the AR</text:p>
      <text:p text:style-name="P22"><text:tab/>Show the data in the register holding the expected salary</text:p>
      <text:p text:style-name="P11"/>
      <text:p text:style-name="P11"/>
      <text:p text:style-name="P12">After “Wow” has executed perform these commands</text:p>
      <text:p text:style-name="P12"><text:tab/>Show rbp and rsp<text:tab/><text:tab/>//This will confirm you are in a new AR</text:p>
      <text:p text:style-name="P12"><text:tab/>Show the quadword in hex in the quadword immediately preceding rbp</text:p>
      <text:p text:style-name="P12"><text:tab/>Show the answer to the yes-no question. <text:s/>First find where it is stored.</text:p>
      <text:p text:style-name="P12"/>
      <text:p text:style-name="P12"/>
      <text:p text:style-name="P12">After the line “This envelope has” carry out these commands</text:p>
      <text:p text:style-name="P23"><text:tab/>Show the value that was returned to the driver. <text:s/>Is it still in the passing register?</text:p>
      <text:p text:style-name="P23"><text:tab/>Show the value in the rsp and rbp in hex.. <text:s/>This will the fact that the old AR has disappeared.</text:p>
      <text:p text:style-name="P12"/>
      <text:p text:style-name="P12">After the “Bye”</text:p>
      <text:p text:style-name="P12"><text:tab/>Show the value in rip in hex.</text:p>
      <text:p text:style-name="P12"/>
      <text:p text:style-name="P12"/>
      <text:p text:style-name="P13">Next, research the gdb commands you need for this part 2. <text:s/>Ask in discord. <text:s/>Lots of people will have ideas to share.</text:p>
      <text:p text:style-name="P13"/>
      <text:p text:style-name="P13">Run the program in interactive mode. <text:s/>That means a human has to respond to request for keyboard input. <text:s/>When that is successful move to part 3.</text:p>
      <text:p text:style-name="P13"/>
      <text:p text:style-name="P13"/>
      <text:p text:style-name="P31"/>
      <text:p text:style-name="P38">Part 3</text:p>
      <text:p text:style-name="P13"/>
      <text:p text:style-name="P13">Create a text (ascii) file containing all the keyboard inputs. <text:s/>Do this three times. <text:s/>Make an input file csmajor.txt, which contains all the inputs for a complete run for a CS major applying for a job.</text:p>
      <text:p text:style-name="P13"/>
      <text:p text:style-name="P13">Make a text file chris.txt contain all the keyboard inputs for a complete run for Chris applying for a job.</text:p>
      <text:p text:style-name="P13"/>
      <text:p text:style-name="P13">Make a text file social.txt containing all the keyboard inputs for a complete run for a social major applying for a job.</text:p>
      <text:p text:style-name="P13"/>
      <text:p text:style-name="P14">Test your files by entering commands like these into the bash window.</text:p>
      <text:p text:style-name="P14"/>
      <text:p text:style-name="P14"><text:tab/>gdb <text:s/>./interview.out <text:s/>&lt; <text:s/>csmajor.txt</text:p>
      <text:p text:style-name="P14"/>
      <text:p text:style-name="P14"><text:tab/>gdb <text:s/>./interview.out <text:s/>&lt; <text:s/>chris.txt</text:p>
      <text:p text:style-name="P14"/>
      <text:p text:style-name="P14"><text:tab/>gdb <text:s/>./interview.out <text:s/>&lt; <text:s/>social.txt</text:p>
      <text:p text:style-name="P14"/>
      <text:p text:style-name="P14">Check your results for accuracy.</text:p>
      <text:p text:style-name="P14"/>
      <text:p text:style-name="P14"/>
      <text:p text:style-name="P14"/>
      <text:p text:style-name="P14"/>
      <text:p text:style-name="P16">Part 4</text:p>
      <text:p text:style-name="P14"/>
      <text:p text:style-name="P14">Deliver the project. <text:s/>Send to the professor, <text:span text:style-name="T8">acting as customer,</text:span> the project. <text:s/>That means send these file to the usual place:</text:p>
      <text:p text:style-name="P14"/>
      <text:p text:style-name="P14"><text:tab/>main.cpp</text:p>
      <text:p text:style-name="P14"><text:tab/>interview.asm</text:p>
      <text:p text:style-name="P14"><text:tab/>r.sh</text:p>
      <text:p text:style-name="P14"><text:tab/>rg.sh</text:p>
      <text:p text:style-name="P14"><text:tab/>chris.txt</text:p>
      <text:p text:style-name="P14"><text:tab/>csmajor.txt</text:p>
      <text:p text:style-name="P14"><text:tab/>social.txt</text:p>
      <text:p text:style-name="P14"/>
      <text:p text:style-name="P14">Send seven files as seven attachments. <text:s/>Do not zip them.</text:p>
      <text:p text:style-name="P14"/>
      <text:p text:style-name="P14"/>
      <text:p text:style-name="P14"/>
      <text:p text:style-name="P14"/>
      <text:p text:style-name="P14"><text:span text:style-name="T4">Submission window</text:span>: <text:s/>5:00am of April 25 to 5:00am of April 26. <text:s/>[24 hours]</text:p>
      <text:p text:style-name="P14"/>
      <text:p text:style-name="P14">It is still 24 hours, but the start and stop hours have shifted due to day light pacific time z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21:14:18.751296868</meta:creation-date>
    <dc:date>2021-04-12T16:24:48.796528745</dc:date>
    <meta:editing-duration>PT51M10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6" meta:paragraph-count="108" meta:word-count="1179" meta:character-count="6637" meta:non-whitespace-character-count="5476"/>
  </office:meta>
</office:document-meta>
</file>